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0827in" svg:y="4.4in">
            <draw:object draw:notify-on-update-of-ranges="Sheet1.B1:Sheet1.B1 Sheet1.B2:Sheet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6.6232in" svg:y="0.4181in">
            <draw:object draw:notify-on-update-of-ranges="Sheet1.B11:Sheet1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valeur de x</text:p>
          </table:table-cell>
          <table:table-cell table:style-name="Default" office:value-type="string" calcext:value-type="string">
            <text:p>nombre d’itération</text:p>
          </table:table-cell>
          <table:table-cell office:value-type="string" calcext:value-type="string">
            <text:p>ordre de grandeur</text:p>
          </table:table-cell>
          <table:table-cell table:number-columns-repeated="2"/>
        </table:table-row>
        <table:table-row table:style-name="ro1">
          <table:table-cell office:value-type="float" office:value="1E-100" calcext:value-type="float">
            <text:p>1.00E-100</text:p>
          </table:table-cell>
          <table:table-cell table:style-name="Default" office:value-type="float" office:value="171" calcext:value-type="float">
            <text:p>171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float" office:value="1E-090" calcext:value-type="float">
            <text:p>1.00E-90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office:value-type="float" office:value="1E-080" calcext:value-type="float">
            <text:p>1.00E-80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1E-070" calcext:value-type="float">
            <text:p>1.00E-70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float" office:value="1E-060" calcext:value-type="float">
            <text:p>1.00E-6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1E-050" calcext:value-type="float">
            <text:p>1.00E-50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1E-040" calcext:value-type="float">
            <text:p>1.00E-40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1E-030" calcext:value-type="float">
            <text:p>1.00E-30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float" office:value="1E-020" calcext:value-type="float">
            <text:p>1.00E-20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style-name="ce2" office:value-type="float" office:value="0.0000000001" calcext:value-type="float">
            <text:p>1E-10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style-name="ce3"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table:style-name="ce3" office:value-type="float" office:value="0.00000001" calcext:value-type="float">
            <text:p>1.00E-08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table:style-name="ce3" office:value-type="float" office:value="0.0000001" calcext:value-type="float">
            <text:p>1.00E-07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style-name="ce3" office:value-type="float" office:value="0.000001" calcext:value-type="float">
            <text:p>1.00E-06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style-name="ce3" office:value-type="float" office:value="0.00001" calcext:value-type="float">
            <text:p>1.00E-05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0.0001" calcext:value-type="float">
            <text:p>1.00E-04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style-name="ce3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style-name="ce3" office:value-type="float" office:value="0.01" calcext:value-type="float">
            <text:p>1.00E-0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style-name="ce3" office:value-type="float" office:value="0.1" calcext:value-type="float">
            <text:p>1.00E-0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.00E+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100" calcext:value-type="float">
            <text:p>1.00E+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mule mathématique</text:p>
          </table:table-cell>
        </table:table-row>
        <table:table-row table:style-name="ro1">
          <table:table-cell table:style-name="ce3" office:value-type="float" office:value="1000" calcext:value-type="float">
            <text:p>1.00E+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10000" calcext:value-type="float">
            <text:p>1.00E+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100000" calcext:value-type="float">
            <text:p>1.00E+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1000000" calcext:value-type="float">
            <text:p>1.00E+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10000000" calcext:value-type="float">
            <text:p>1.00E+0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" office:value-type="float" office:value="1000000000" calcext:value-type="float">
            <text:p>1.00E+0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" office:value-type="float" office:value="10000000000" calcext:value-type="float">
            <text:p>1.00E+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E+020" calcext:value-type="float">
            <text:p>1.00E+20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E+030" calcext:value-type="float">
            <text:p>1.00E+30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E+040" calcext:value-type="float">
            <text:p>1.00E+40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E+050" calcext:value-type="float">
            <text:p>1.00E+50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E+060" calcext:value-type="float">
            <text:p>1.00E+60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E+070" calcext:value-type="float">
            <text:p>1.00E+70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E+080" calcext:value-type="float">
            <text:p>1.00E+80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E+090" calcext:value-type="float">
            <text:p>1.00E+90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E+100" calcext:value-type="float">
            <text:p>1.00E+100</text:p>
          </table:table-cell>
          <table:table-cell table:style-name="Default"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5:29:39.712600019</meta:creation-date>
    <dc:date>2023-10-16T16:10:36.011593367</dc:date>
    <meta:editing-duration>PT6M44S</meta:editing-duration>
    <meta:editing-cycles>2</meta:editing-cycles>
    <meta:generator>LibreOffice/7.3.7.2$Linux_X86_64 LibreOffice_project/30$Build-2</meta:generator>
    <meta:document-statistic meta:table-count="1" meta:cell-count="1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31cm" svg:y="4.201cm" style:legend-expansion="high" chart:style-name="ch2"/>
        <chart:plot-area chart:style-name="ch3" table:cell-range-address="Sheet1.B1:Sheet1.B40" chart:data-source-has-labels="row" svg:x="0.32cm" svg:y="0.18cm" svg:width="11.291cm" svg:height="8.64cm">
          <chart:coordinate-region svg:x="1.127cm" svg:y="0.38cm" svg:width="10.345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" chart:label-cell-address="Sheet1.B1:Sheet1.B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’itér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">
                <text:p>171</text:p>
                <draw:g>
                  <svg:desc>Sheet1.B2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line" chart:style-name="ch1">
        <chart:legend chart:legend-position="end" svg:x="13.171cm" svg:y="4.203cm" style:legend-expansion="high" chart:style-name="ch2"/>
        <chart:plot-area chart:style-name="ch3" table:cell-range-address="Sheet1.B11:Sheet1.B31" svg:x="0.32cm" svg:y="0.18cm" svg:width="12.531cm" svg:height="8.645cm">
          <chart:coordinate-region svg:x="0.941cm" svg:y="0.38cm" svg:width="11.7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3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B11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